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4f22" officeooo:paragraph-rsid="00114f22"/>
    </style:style>
    <style:style style:name="P2" style:family="paragraph" style:parent-style-name="Standard">
      <style:text-properties officeooo:paragraph-rsid="00114f22"/>
    </style:style>
    <style:style style:name="P3" style:family="paragraph" style:parent-style-name="Standard">
      <style:text-properties officeooo:rsid="0011f3bf" officeooo:paragraph-rsid="0011f3bf"/>
    </style:style>
    <style:style style:name="T1" style:family="text">
      <style:text-properties officeooo:rsid="00114f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Montrez que l’Afrique est l’objet de convoitise de puissances étrangères.</text:p>
      <text:p text:style-name="P1">Zhou enlai à visité des pays d’afrique pour que ces pays donnent un vote favorable</text:p>
      <text:p text:style-name="P1">pour leurs entrée a l’onu.</text:p>
      <text:p text:style-name="P3">L’URSS et Les USA rivalisent pour aider les états africains.</text:p>
      <text:p text:style-name="P1"/>
      <text:p text:style-name="P2"><text:span text:style-name="T1">2. </text:span>Expliquez comment l'Afrique cherche à échapper aux influences étrangères.</text:p>
      <text:p text:style-name="P2"><text:span text:style-name="T1">3. </text:span>Expliquez pourquoi l'Afrique n'a guère réussi à échapper à la guerre froid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10:33:38.470821782</meta:creation-date>
    <meta:generator>LibreOffice/7.3.7.2$Linux_X86_64 LibreOffice_project/30$Build-2</meta:generator>
    <dc:date>2023-02-08T10:39:25.555078270</dc:date>
    <meta:editing-duration>PT5M47S</meta:editing-duration>
    <meta:editing-cycles>2</meta:editing-cycles>
    <meta:document-statistic meta:table-count="0" meta:image-count="0" meta:object-count="0" meta:page-count="1" meta:paragraph-count="6" meta:word-count="64" meta:character-count="399" meta:non-whitespace-character-count="341"/>
  </office:meta>
</office:document-meta>
</file>